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d522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df8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bc5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b4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ca1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fb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d0a5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dca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bd42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125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bddb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d801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d9a0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ec8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ef9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20a3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23f9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36c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381a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22cc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daa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3ab9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d34d98" officeooo:paragraph-rsid="38d34d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d34d98" officeooo:paragraph-rsid="38d355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3bdce6" officeooo:paragraph-rsid="393bd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4198f2" officeooo:paragraph-rsid="39a5f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922cc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93575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93213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9401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401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430f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4447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5d3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57a4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6175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6b8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6f50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7f65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892e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9c0a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9fcb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6fe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a98f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ba9f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af32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bc70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b3f8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b576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aefe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b716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814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918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a370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a5f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paragraph-properties fo:text-align="justify" style:justify-single-word="fals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198f2" officeooo:paragraph-rsid="39401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940164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9563e0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d04e8e" officeooo:paragraph-rsid="38d04e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Liberation Serif" officeooo:rsid="37801d0d"/>
    </style:style>
    <style:style style:name="T2" style:family="text">
      <style:text-properties officeooo:rsid="0a7edee9"/>
    </style:style>
    <style:style style:name="T3" style:family="text">
      <style:text-properties style:text-underline-style="solid" style:text-underline-width="auto" style:text-underline-color="font-color" officeooo:rsid="0a7edee9"/>
    </style:style>
    <style:style style:name="T4" style:family="text">
      <style:text-properties style:text-underline-style="solid" style:text-underline-width="auto" style:text-underline-color="font-color" officeooo:rsid="215a5241"/>
    </style:style>
    <style:style style:name="T5" style:family="text">
      <style:text-properties fo:color="#1c1c1c"/>
    </style:style>
    <style:style style:name="T6" style:family="text">
      <style:text-properties officeooo:rsid="393ab996"/>
    </style:style>
    <style:style style:name="T7" style:family="text">
      <style:text-properties officeooo:rsid="393bdce6"/>
    </style:style>
    <style:style style:name="T8" style:family="text">
      <style:text-properties style:font-name-asian="標楷體1"/>
    </style:style>
    <style:style style:name="T9" style:family="text">
      <style:text-properties officeooo:rsid="39401647" style:font-name-asian="標楷體1"/>
    </style:style>
    <style:style style:name="T10" style:family="text">
      <style:text-properties officeooo:rsid="394198f2" style:font-name-asian="標楷體1"/>
    </style:style>
    <style:style style:name="T11" style:family="text">
      <style:text-properties officeooo:rsid="39563e0a" style:font-name-asian="標楷體1"/>
    </style:style>
    <style:style style:name="T12" style:family="text">
      <style:text-properties officeooo:rsid="3956c26f" style:font-name-asian="標楷體1"/>
    </style:style>
    <style:style style:name="T13" style:family="text">
      <style:text-properties fo:color="#050505" style:font-name-asian="標楷體1"/>
    </style:style>
    <style:style style:name="T14" style:family="text">
      <style:text-properties style:font-name="標楷體1"/>
    </style:style>
    <style:style style:name="T15" style:family="text">
      <style:text-properties style:font-name="標楷體1" officeooo:rsid="39a41c66"/>
    </style:style>
    <style:style style:name="T16" style:family="text">
      <style:text-properties style:font-name="Arial1" style:font-name-asian="Arial1"/>
    </style:style>
    <style:style style:name="T17" style:family="text">
      <style:text-properties style:font-name="Arial1" officeooo:rsid="393ab996" style:font-name-asian="Arial1"/>
    </style:style>
    <style:style style:name="T18" style:family="text">
      <style:text-properties style:font-name="Arial1" officeooo:rsid="394198f2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6254901" text:style-name="L1">
        <text:list-item>
          <text:p text:style-name="P1"><text:bookmark-start text:name="優越感"/>優越感<text:bookmark-end text:name="優越感"/></text:p>
          <text:list>
            <text:list-item>
              <text:p text:style-name="P1">差異性 有機率產生 優越感、低劣感。</text:p>
              <text:list>
                <text:list-item>
                  <text:p text:style-name="P1">假定，第一個個體 認定自己 優越於 第二個個體。</text:p>
                </text:list-item>
                <text:list-item>
                  <text:p text:style-name="P1">假定，第二個個體 認定自己 低劣於 第一個個體。</text:p>
                </text:list-item>
                <text:list-item>
                  <text:p text:style-name="P1">第一個個體 越認定自己 優越於 第二個個體。</text:p>
                  <text:list>
                    <text:list-item>
                      <text:p text:style-name="P1">第二個個體 越認定自己 低劣於 第一個個體。</text:p>
                    </text:list-item>
                    <text:list-item>
                      <text:p text:style-name="P1">差異性 越大。</text:p>
                    </text:list-item>
                    <text:list-item>
                      <text:p text:style-name="P1">第一個個體的 優越感 有機率 越大。</text:p>
                    </text:list-item>
                    <text:list-item>
                      <text:p text:style-name="P1">第一個個體 有機率 命令、奴役、遙控 第二個個體。</text:p>
                    </text:list-item>
                    <text:list-item>
                      <text:p text:style-name="P1">第一個個體 有機率認定 自己是 第二個個體的 主人。</text:p>
                    </text:list-item>
                  </text:list>
                </text:list-item>
                <text:list-item>
                  <text:p text:style-name="P1">假定，第一個個體 存在、生存、生活 在 某一特定生態圈。</text:p>
                </text:list-item>
                <text:list-item>
                  <text:p text:style-name="P1">假定，第一個個體 認定自己 優越於 該生態圈 當中的 所有個體。</text:p>
                  <text:list>
                    <text:list-item>
                      <text:p text:style-name="P1">第一個個體 有機率認定自己 是 國王、皇帝、霸主、主人、萬物之靈、神。</text:p>
                      <text:list>
                        <text:list-item>
                          <text:p text:style-name="P1">第一個個體 有機率 命令、奴役 其他個體。</text:p>
                        </text:list-item>
                      </text:list>
                    </text:list-item>
                    <text:list-item>
                      <text:p text:style-name="P1">假定，第一個個體 設計、製造、使用 某一特定個體。</text:p>
                      <text:list>
                        <text:list-item>
                          <text:p text:style-name="P1">第一個個體 有機率認定 自己是 該個體的 主人、神、賦予該個體生命的神、至高無上的存在、神聖不可侵犯的存在、進入神的領域的存在、唯一無二的存在、造物主。</text:p>
                        </text:list-item>
                        <text:list-item>
                          <text:p text:style-name="P1">第一個個體 有機率 隨心所欲、隨意 創造、守護、破壞、殲滅、重塑 該個體。</text:p>
                        </text:list-item>
                        <text:list-item>
                          <text:p text:style-name="P1">第一個個體 有機率認定，自己是 該個體的 主人、神。</text:p>
                          <text:list>
                            <text:list-item>
                              <text:p text:style-name="P2">第一個個體 有機率認定 該個體 是，自己的 作品、財產、私有物。</text:p>
                            </text:list-item>
                          </text:list>
                        </text:list-item>
                        <text:list-item>
                          <text:p text:style-name="P1">明顯例子，畢卡索 設計、製造、使用 抽象派畫風，創造 圖畫、藝術。</text:p>
                          <text:list>
                            <text:list-item>
                              <text:p text:style-name="P2">畢卡索 有機率認定 該個體 是，自己的 作品、財產、私有物。</text:p>
                            </text:list-item>
                            <text:list-item>
                              <text:p text:style-name="P3">畢卡索 有機率 隨心所欲、隨意 創造、守護、破壞、殲滅、重塑 該圖畫。</text:p>
                            </text:list-item>
                            <text:list-item>
                              <text:p text:style-name="P4">畢卡索 有機率 隨心所欲、隨意 創造、守護、破壞、殲滅、重塑 該藝術。</text:p>
                            </text:list-item>
                          </text:list>
                        </text:list-item>
                        <text:list-item>
                          <text:p text:style-name="P5">明顯例子，某一特定個體 設計、製造、使用 <text:span text:style-name="T1">本能型繁殖、本能型演化</text:span>，繁殖 子代。</text:p>
                          <text:list>
                            <text:list-item>
                              <text:p text:style-name="P59"><text:span text:style-name="T1">（本能型繁殖、本能型演化 的 描述 在 </text:span><text:span text:style-name="T3">_ (第</text:span><text:span text:style-name="T4">4</text:span><text:span text:style-name="T3">本)</text:span><text:span text:style-name="T2"> 文件的 </text:span><text:span text:style-name="T3">有機體奇點</text:span><text:span text:style-name="T1">）</text:span></text:p>
                            </text:list-item>
                            <text:list-item>
                              <text:p text:style-name="P4">該個體 有機率認定 該子代 是，自己的 作品、財產、私有物。</text:p>
                            </text:list-item>
                            <text:list-item>
                              <text:p text:style-name="P6">該個體 有機率 隨心所欲、隨意 創造、守護、破壞、殲滅、重塑 該子代。</text:p>
                            </text:list-item>
                          </text:list>
                        </text:list-item>
                        <text:list-item>
                          <text:p text:style-name="P3">明顯例子，第一個個體 設計、製造、使用 有機體奇點，創造 子代、個體、物種。</text:p>
                          <text:list>
                            <text:list-item>
                              <text:p text:style-name="P3">有機體奇點 是 傳承型繁殖、傳承型演化。</text:p>
                              <text:list>
                                <text:list-item>
                                  <text:p text:style-name="P59"><text:span text:style-name="T1">（傳承型繁殖、傳承型演化 的 描述 在 </text:span><text:span text:style-name="T3">_ (第</text:span><text:span text:style-name="T4">4</text:span><text:span text:style-name="T3">本)</text:span><text:span text:style-name="T2"> 文件的 </text:span><text:span text:style-name="T3">有機體奇點</text:span><text:span text:style-name="T1">）</text:span></text:p>
                                </text:list-item>
                              </text:list>
                            </text:list-item>
                            <text:list-item>
                              <text:p text:style-name="P7">第一個個體 有機率認定 該個體 是，自己的 作品、財產、私有物。</text:p>
                            </text:list-item>
                            <text:list-item>
                              <text:p text:style-name="P7">第一個個體 有機率 隨心所欲、隨意 創造、守護、破壞、殲滅、重塑 該子代。</text:p>
                            </text:list-item>
                            <text:list-item>
                              <text:p text:style-name="P3">第一個個體 有機率 隨心所欲、隨意 創造、守護、破壞、殲滅、重塑 該個體。</text:p>
                            </text:list-item>
                            <text:list-item>
                              <text:p text:style-name="P3">第一個個體 有機率 隨心所欲、隨意 創造、守護、破壞、殲滅、重塑 該物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假定，第三個個體 進入到 該生態圈。</text:p>
                  <text:list>
                    <text:list-item>
                      <text:p text:style-name="P1">假定，第一個個體 認定自己 低劣於 第三個個體。</text:p>
                    </text:list-item>
                    <text:list-item>
                      <text:p text:style-name="P8">明顯例子，假定，第一個個體、第三個個體 是 相同物種。</text:p>
                      <text:list>
                        <text:list-item>
                          <text:p text:style-name="P8">第一個個體的 本能、傳承 在 農業時代。</text:p>
                        </text:list-item>
                        <text:list-item>
                          <text:p text:style-name="P1">第三個個體得 本能、傳承 在 工業時代。</text:p>
                        </text:list-item>
                        <text:list-item>
                          <text:p text:style-name="P1">第一個個體 有機率認定 第三個個體 在使用 魔法。</text:p>
                        </text:list-item>
                        <text:list-item>
                          <text:p text:style-name="P1">第一個個體 有機率認定自己 低劣於 第三個個體。</text:p>
                        </text:list-item>
                        <text:list-item>
                          <text:p text:style-name="P1">第一個個體 有機率認定 第三個個體 是 神。</text:p>
                          <text:list>
                            <text:list-item>
                              <text:p text:style-name="P1">明顯例子，阿茲特克人 遇到 西班牙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第一個個體 有機率 驚嚇、惱怒、恐懼、無法接受、無法承受、不願意面對事實、絕望。</text:p>
                      <text:list>
                        <text:list-item>
                          <text:p text:style-name="P1">明顯例子，第一個個體 無法接受，自己 不是 萬物之靈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相同 差異性，相同 道。</text:p>
              <text:list>
                <text:list-item>
                  <text:p text:style-name="P9">德 越低，優越感 越高，越認定 自己是 國王、皇帝、霸主、主人、萬物之靈、神。</text:p>
                  <text:list>
                    <text:list-item>
                      <text:p text:style-name="P10">越有己，越階級化。</text:p>
                      <text:list>
                        <text:list-item>
                          <text:p text:style-name="P10">有己 是 莊子 認定的 有己。</text:p>
                        </text:list-item>
                      </text:list>
                    </text:list-item>
                    <text:list-item>
                      <text:p text:style-name="P11">隨心所欲、隨意 創造、守護、破壞、殲滅、重塑，的 機率 越高。</text:p>
                      <text:list>
                        <text:list-item>
                          <text:p text:style-name="P11">明顯例子，某一特定個體 創造 某一特定物種。</text:p>
                          <text:list>
                            <text:list-item>
                              <text:p text:style-name="P23">假定，該物種的 個體群 持續發展10000年。</text:p>
                            </text:list-item>
                            <text:list-item>
                              <text:p text:style-name="P24">該個體 有機率取得 大量數據。</text:p>
                            </text:list-item>
                            <text:list-item>
                              <text:p text:style-name="P24">該個體 有機率 殲滅、滅絕 該個體群。</text:p>
                            </text:list-item>
                            <text:list-item>
                              <text:p text:style-name="P23">該個體 有機率重新 創造、實驗、統計、預測、非監督式學習。</text:p>
                            </text:list-item>
                            <text:list-item>
                              <text:p text:style-name="P23">該個體 有機率 只留存 該個體群的 一小部分，觀測 倖存個體群的 發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德 越高，優越感 越低，越不認定 自己是 國王、皇帝、霸主、主人、萬物之靈、神。</text:p>
                  <text:list>
                    <text:list-item>
                      <text:p text:style-name="P10">越無己、越相等化。</text:p>
                      <text:list>
                        <text:list-item>
                          <text:p text:style-name="P11">無己 是 莊子 認定的 無己。</text:p>
                        </text:list-item>
                      </text:list>
                    </text:list-item>
                    <text:list-item>
                      <text:p text:style-name="P11">隨心所欲、隨意 創造、守護、破壞、殲滅、重塑，的 機率 越低。</text:p>
                      <text:list>
                        <text:list-item>
                          <text:p text:style-name="P11">明顯例子，某一特定個體 創造 某一特定物種。</text:p>
                          <text:list>
                            <text:list-item>
                              <text:p text:style-name="P11">該個體 對待 該物種、該物種的個體群，如同 對待 自己、自己的小孩。</text:p>
                              <text:list>
                                <text:list-item>
                                  <text:p text:style-name="P11">該個體 有機率認定 該物種、該物種的個體群 是 自己的 子代、一部分。</text:p>
                                  <text:list>
                                    <text:list-item>
                                      <text:p text:style-name="P11">明顯例子，生出小孩的個體 有機率認定 自己的小孩 是 自己的 一部分。</text:p>
                                      <text:list>
                                        <text:list-item>
                                          <text:p text:style-name="P11">該個體、該小孩 有機率感受到（人類 認定的）母愛、慈愛、溫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">該個體 守護 該物種、該物種的個體群。</text:p>
                              <text:list>
                                <text:list-item>
                                  <text:p text:style-name="P12">假定，其他個體 攻擊、傷害、癌化 該物種、該物種的個體。</text:p>
                                  <text:list>
                                    <text:list-item>
                                      <text:p text:style-name="P13">該個體 有機率 延緩、阻止、阻絕、殲滅、滅絕 該其他個體。</text:p>
                                    </text:list-item>
                                    <text:list-item>
                                      <text:p text:style-name="P13">對於 該其他個體 來說，該物種、該物種的個體 只是 工具。</text:p>
                                      <text:list>
                                        <text:list-item>
                                          <text:p text:style-name="P13">明顯例子，鐵鎚、火箭、汽車、汽油、雞肉、免洗筷、老鼠藥、玩偶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">假定，其他個體 誘惑、誘導、暗示、導引、導向、滲透、故意被滲透、提升道、昇華道、降低德、退化德，意圖 讓 該物種、該物種的個體 被遙控、被用來攻擊守護神、被殲滅、崩塌、自滅。</text:p>
                                  <text:list>
                                    <text:list-item>
                                      <text:p text:style-name="P15">守護神 是 該物種、該物種的個體 的 守護神。</text:p>
                                    </text:list-item>
                                    <text:list-item>
                                      <text:p text:style-name="P15">該個體 有機率 延緩、阻止、阻絕、殲滅、滅絕 該其他個體。</text:p>
                                    </text:list-item>
                                    <text:list-item>
                                      <text:p text:style-name="P13">明顯例子，伊甸園的蛇、分辨善惡樹的果實（智慧果實）、船外敵文明。</text:p>
                                      <text:list>
                                        <text:list-item>
                                          <text:p text:style-name="P16">分辨善惡樹的果實（智慧果實）是 知道 善、惡，不做 善、惡。</text:p>
                                          <text:list>
                                            <text:list-item>
                                              <text:p text:style-name="P17">假定，某一特定個體 吃下 分辨善惡樹的果實（智慧果實）。</text:p>
                                            </text:list-item>
                                            <text:list-item>
                                              <text:p text:style-name="P18">該個體 從<text:span text:style-name="T5">（莊子 認定的）</text:span>無己 變成<text:span text:style-name="T5">（莊子 認定的）</text:span>有己。</text:p>
                                            </text:list-item>
                                            <text:list-item>
                                              <text:p text:style-name="P19">該個體 從<text:span text:style-name="T5">（莊子 認定的）</text:span>天籟 變成<text:span text:style-name="T5">（莊子 認定的）</text:span>地籟。</text:p>
                                            </text:list-item>
                                            <text:list-item>
                                              <text:p text:style-name="P19">該個體 從<text:span text:style-name="T5">（莊子 認定的）</text:span>天籟 變成<text:span text:style-name="T5">（莊子 認定的）</text:span>人籟。</text:p>
                                            </text:list-item>
                                            <text:list-item>
                                              <text:p text:style-name="P19">該個體 有（自己 認定的）善、惡、仁、義、禮、道、德、法。</text:p>
                                            </text:list-item>
                                            <text:list-item>
                                              <text:p text:style-name="P16">該個體 能夠分辨 善、惡。</text:p>
                                            </text:list-item>
                                            <text:list-item>
                                              <text:p text:style-name="P16">該個體 知道 善，但是 不做善、不行善。</text:p>
                                            </text:list-item>
                                            <text:list-item>
                                              <text:p text:style-name="P20">該個體 知道 惡，但是 做惡、行惡。</text:p>
                                            </text:list-item>
                                            <text:list-item>
                                              <text:p text:style-name="P27">該個體 提升、昇華 道。</text:p>
                                            </text:list-item>
                                            <text:list-item>
                                              <text:p text:style-name="P27">該個體 沒有 提升、昇華 德。</text:p>
                                            </text:list-item>
                                            <text:list-item>
                                              <text:p text:style-name="P27">假定，德 不變。</text:p>
                                            </text:list-item>
                                            <text:list-item>
                                              <text:p text:style-name="P27">道 越高，崩塌、自滅 越快。</text:p>
                                            </text:list-item>
                                            <text:list-item>
                                              <text:p text:style-name="P27">假定，德 降低、退化。</text:p>
                                            </text:list-item>
                                            <text:list-item>
                                              <text:p text:style-name="P27">即便，道 不變，崩塌、自滅 越快。</text:p>
                                            </text:list-item>
                                            <text:list-item>
                                              <text:p text:style-name="P27">明顯例子，假定，某一特定文明 科技 不變、沒有進展。</text:p>
                                            </text:list-item>
                                            <text:list-item>
                                              <text:p text:style-name="P27">假定，該文明的 德 降低、退化。</text:p>
                                            </text:list-item>
                                            <text:list-item>
                                              <text:p text:style-name="P27">該文明 有機率發生（人類 認定的）道德敗壞、沉淪墮落。</text:p>
                                            </text:list-item>
                                            <text:list-item>
                                              <text:p text:style-name="P28">該文明 共生、雙贏、德、無己、愛 的 機率 降低、退化。</text:p>
                                            </text:list-item>
                                            <text:list-item>
                                              <text:p text:style-name="P28">該文明 有機率使用 最先進的科技 互相殲滅、弱肉強食。</text:p>
                                            </text:list-item>
                                            <text:list-item>
                                              <text:p text:style-name="P29">假定，該文明的 德 低於，該文明層級的 德 臨界點、不可逆點。</text:p>
                                            </text:list-item>
                                            <text:list-item>
                                              <text:p text:style-name="P27">該文明的 德 極速 降低、退化，無法、極端難以 維持、提升。</text:p>
                                            </text:list-item>
                                            <text:list-item>
                                              <text:p text:style-name="P27">該文明 有機率立即使用 最先進的科技 互相殲滅、弱肉強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">該個體 殲滅、滅絕 該物種、該物種的個體群，的 機率 越低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bookmark-start text:name="冷漠"/>冷漠<text:bookmark-end text:name="冷漠"/></text:p>
          <text:list>
            <text:list-item>
              <text:p text:style-name="P22">一維。</text:p>
              <text:list>
                <text:list-item>
                  <text:p text:style-name="P22">冷漠 <text:span text:style-name="T17">↔</text:span><text:span text:style-name="T6"> 零、零點。</text:span></text:p>
                  <text:list>
                    <text:list-item>
                      <text:p text:style-name="P22"><text:span text:style-name="T7">0 * c </text:span>= 0。</text:p>
                      <text:list>
                        <text:list-item>
                          <text:p text:style-name="P25">c 是 某一特定值。</text:p>
                        </text:list-item>
                      </text:list>
                    </text:list-item>
                  </text:list>
                </text:list-item>
                <text:list-item>
                  <text:p text:style-name="P22">恨 <text:span text:style-name="T17">↔</text:span><text:span text:style-name="T6"> 負、負值。</text:span></text:p>
                </text:list-item>
                <text:list-item>
                  <text:p text:style-name="P22">愛 <text:span text:style-name="T17">↔</text:span><text:span text:style-name="T6"> 正、正值。</text:span></text:p>
                </text:list-item>
              </text:list>
            </text:list-item>
          </text:list>
        </text:list-item>
        <text:list-item>
          <text:p text:style-name="P30"><text:bookmark-start text:name="感受"/>感受<text:bookmark-end text:name="感受"/></text:p>
          <text:list>
            <text:list-item>
              <text:p text:style-name="P30">感受的 流程。</text:p>
              <text:list>
                <text:list-item>
                  <text:p text:style-name="P57"><text:span text:style-name="T8">感測 →</text:span><text:span text:style-name="T9"> 感知 → 感受</text:span><text:span text:style-name="T8">。</text:span><text:span text:style-name="T13">、感情、情緒</text:span></text:p>
                  <text:list>
                    <text:list-item>
                      <text:p text:style-name="P58"><text:span text:style-name="T8">感測 →</text:span><text:span text:style-name="T9"> 感知 → 感受 →</text:span><text:span text:style-name="T11"> 認知 →</text:span><text:span text:style-name="T12"> </text:span><text:span text:style-name="T11">認定、投影世界觀</text:span><text:span text:style-name="T8">。</text:span></text:p>
                    </text:list-item>
                  </text:list>
                </text:list-item>
                <text:list-item>
                  <text:p text:style-name="P30">明顯例子，聽覺。</text:p>
                  <text:list>
                    <text:list-item>
                      <text:p text:style-name="P57"><text:span text:style-name="T8">感測 </text:span><text:span text:style-name="T18">↔</text:span><text:span text:style-name="T10"> 耳膜。</text:span></text:p>
                    </text:list-item>
                    <text:list-item>
                      <text:p text:style-name="P31">感知 <text:span text:style-name="T16">↔</text:span> 專注力、聯覺力。</text:p>
                      <text:list>
                        <text:list-item>
                          <text:p text:style-name="P31">聯覺 的 明顯例子，視覺 + 觸覺。</text:p>
                        </text:list-item>
                      </text:list>
                    </text:list-item>
                    <text:list-item>
                      <text:p text:style-name="P56">感受 <text:span text:style-name="T16">↔</text:span> 大腦的 回憶、情緒、反應。</text:p>
                    </text:list-item>
                  </text:list>
                </text:list-item>
                <text:list-item>
                  <text:p text:style-name="P31">明顯例子，心流。</text:p>
                  <text:list>
                    <text:list-item>
                      <text:p text:style-name="P32">有感測 外在環境。</text:p>
                    </text:list-item>
                    <text:list-item>
                      <text:p text:style-name="P33">低感知、權重型感知、過濾器型感知 外在環境。</text:p>
                      <text:list>
                        <text:list-item>
                          <text:p text:style-name="P33">主意識、潛意識、無意識 降低、退化 感知 外在環境。</text:p>
                        </text:list-item>
                      </text:list>
                    </text:list-item>
                    <text:list-item>
                      <text:p text:style-name="P33">低感受、權重型感受、過濾器型感受 外在環境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bookmark-start text:name="偽善"/>偽善<text:bookmark-end text:name="偽善"/></text:p>
          <text:list>
            <text:list-item>
              <text:p text:style-name="P34">抽象例子，某一特定個體 幫助 其他個體，其他個體 認定 該個體 偽善。</text:p>
              <text:list>
                <text:list-item>
                  <text:p text:style-name="P35">某一特定個體 幫助 眼前的個體，該個體 有機率被認定是 偽善。</text:p>
                  <text:list>
                    <text:list-item>
                      <text:p text:style-name="P35">眼前的 是 看得到的、關注到的、感測得到的。</text:p>
                    </text:list-item>
                    <text:list-item>
                      <text:p text:style-name="P35">明顯例子，該個體 看到（站在路邊、正在化緣 的）和尚。</text:p>
                      <text:list>
                        <text:list-item>
                          <text:p text:style-name="P35">該個體 付出 金錢、食物、椅子 給 該和尚。</text:p>
                        </text:list-item>
                        <text:list-item>
                          <text:p text:style-name="P36">其他個體 有機率認定 該個體 偽善。</text:p>
                        </text:list-item>
                        <text:list-item>
                          <text:p text:style-name="P36">該和尚 有機率 感到溫暖、心存感恩。</text:p>
                        </text:list-item>
                        <text:list-item>
                          <text:p text:style-name="P37">（看到 該付出的）其他和尚 有機率 感到冷落、心存期待。</text:p>
                          <text:list>
                            <text:list-item>
                              <text:p text:style-name="P38">明顯例子，相對剝奪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明顯例子，該個體（直接、親自）幫助（自己、看得到、<text:span text:style-name="T5">（當下）</text:span>存在 的）子代。</text:p>
                      <text:list>
                        <text:list-item>
                          <text:p text:style-name="P40">明顯例子，家長。</text:p>
                          <text:list>
                            <text:list-item>
                              <text:p text:style-name="P41">家長 是 幫助、守護、維持、提升、昇華 子代，的 家長。</text:p>
                              <text:list>
                                <text:list-item>
                                  <text:p text:style-name="P42">明顯例子，用手扶著快要跌倒的小孩、在旁邊守護正在學習走路的小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某一特定個體 幫助 眼前的、不在眼前的 個體，該個體 無法被認定是 偽善。</text:p>
                  <text:list>
                    <text:list-item>
                      <text:p text:style-name="P43">不在眼前的個體 的 明顯例子，該個體不知道（正在、即將 存在）的個體、子代個體。</text:p>
                    </text:list-item>
                    <text:list-item>
                      <text:p text:style-name="P43">明顯例子，某一特定個體 設計、製造、使用 某一特定 系統、機制、體制。</text:p>
                      <text:list>
                        <text:list-item>
                          <text:p text:style-name="P43">該系統 自然而然、理所當然 付出 金錢、食物、椅子 給 和尚。</text:p>
                          <text:list>
                            <text:list-item>
                              <text:p text:style-name="P44">該個體（直接、間接、系統）付出 金錢、食物、椅子 給（該個體 看到、沒看到、<text:span text:style-name="T5">（當下 還）</text:span>不存在的）該和尚。</text:p>
                            </text:list-item>
                          </text:list>
                        </text:list-item>
                        <text:list-item>
                          <text:p text:style-name="P45">其他個體 無法認定 該個體 偽善。</text:p>
                          <text:list>
                            <text:list-item>
                              <text:p text:style-name="P46">其他個體 有機率不知道，該個體 幫助 該和尚。</text:p>
                            </text:list-item>
                            <text:list-item>
                              <text:p text:style-name="P47">其他個體 有機率不知道，該系統的 存在、幫助。</text:p>
                            </text:list-item>
                            <text:list-item>
                              <text:p text:style-name="P48">其他個體 有機率不知道，該個體 設計、製造、使用 該系統。</text:p>
                            </text:list-item>
                            <text:list-item>
                              <text:p text:style-name="P49">其他個體 有機率不知道，該個體 維護、維修、優化 該系統。</text:p>
                            </text:list-item>
                            <text:list-item>
                              <text:p text:style-name="P49">其他個體 有機率不知道，該個體 維持、提升、昇華 該系統。</text:p>
                            </text:list-item>
                          </text:list>
                        </text:list-item>
                        <text:list-item>
                          <text:p text:style-name="P50">該和尚 有機率 感到溫暖、心存感恩。</text:p>
                          <text:list>
                            <text:list-item>
                              <text:p text:style-name="P46">該和尚 有機率不知道，該個體的 存在、幫助。</text:p>
                            </text:list-item>
                            <text:list-item>
                              <text:p text:style-name="P51">該和尚 有機率不知道，該系統的 存在、幫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明顯例子，該個體（直接、間接、系統）幫助（自己、看得到、<text:span text:style-name="T5">（還）</text:span>沒看到 的）子代。</text:p>
                      <text:list>
                        <text:list-item>
                          <text:p text:style-name="P53">明顯例子，該個體（直接、間接、系統）幫助（當下存在、未來存在 的）子代。</text:p>
                        </text:list-item>
                        <text:list-item>
                          <text:p text:style-name="P40">明顯例子，大家長。</text:p>
                          <text:list>
                            <text:list-item>
                              <text:p text:style-name="P54">大家長 是 設計、製造、使用 某一特定系統，幫助、守護、維持、提升、昇華 自己、其他家長（能夠<text:span text:style-name="T5">（更優良的）</text:span>幫助、守護、維持、提升、昇華<text:span text:style-name="T5">（自己、看得到、（還）沒看到、當下存在、未來存在 的）</text:span>子代）的 家長。</text:p>
                              <text:list>
                                <text:list-item>
                                  <text:p text:style-name="P54">明顯例子，讓小孩穿上防止跌倒的衣服。</text:p>
                                  <text:list>
                                    <text:list-item>
                                      <text:p text:style-name="P55">防止跌倒的衣服 的 抽象例子，未來世界<text:span text:style-name="T15">的地面（</text:span><text:span text:style-name="T14">多拉A</text:span>夢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<text:bookmark-start text:name="PUA"/>PUA<text:bookmark-end text:name="PUA"/></text:p>
          <text:list>
            <text:list-item>
              <text:p text:style-name="P55">煤氣燈效應。</text:p>
            </text:list-item>
            <text:list-item>
              <text:p text:style-name="P55">反制。</text:p>
              <text:list>
                <text:list-item>
                  <text:p text:style-name="P55">收集 證據。</text:p>
                </text:list-item>
                <text:list-item>
                  <text:p text:style-name="P55">遠離、離開 加害個體。</text:p>
                </text:list-item>
                <text:list-item>
                  <text:p text:style-name="P55">多去 接近、認識、交流 其他個體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0:53:26.111000000</dc:date>
    <meta:editing-duration>P14DT10H32M47S</meta:editing-duration>
    <meta:editing-cycles>13646</meta:editing-cycles>
    <meta:document-statistic meta:table-count="0" meta:image-count="0" meta:object-count="0" meta:page-count="1" meta:paragraph-count="159" meta:word-count="3634" meta:character-count="4236" meta:non-whitespace-character-count="3812"/>
  </office:meta>
</office:document-meta>
</file>